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Kleiderschrank Ja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uschnitte:</text:p>
          </table:table-cell>
          <table:table-cell table:number-columns-repeated="4" table:style-name="ce1"/>
          <table:table-cell office:value-type="string" table:style-name="ce1">
            <text:p>Summe:</text:p>
          </table:table-cell>
          <table:table-cell office:value-type="float" office:value="281.69034690000001" table:formula="of:=SUM([.G6:.G130])" table:style-name="ce1">
            <text:p>281,690346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enennung</text:p>
          </table:table-cell>
          <table:table-cell office:value-type="string" table:style-name="ce2">
            <text:p>Länge</text:p>
            <text:p>[mm]</text:p>
          </table:table-cell>
          <table:table-cell office:value-type="string" table:style-name="ce2">
            <text:p>Breite</text:p>
            <text:p>[mm]</text:p>
          </table:table-cell>
          <table:table-cell office:value-type="string" table:style-name="ce2">
            <text:p>Stärke</text:p>
            <text:p>[mm]</text:p>
          </table:table-cell>
          <table:table-cell office:value-type="string" table:style-name="ce1">
            <text:p>€/m²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itenteile Korpus 1</text:p>
          </table:table-cell>
          <table:table-cell office:value-type="float" office:value="2007" table:style-name="ce1">
            <text:p>2007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2" table:style-name="ce1">
            <text:p>2</text:p>
          </table:table-cell>
          <table:table-cell office:value-type="float" office:value="45.639179999999996" table:formula="of:=([.B6]*[.C6]/10^6)*[.E6]*[.F6]" table:style-name="ce1">
            <text:p>45,639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itenteile Korpus 2</text:p>
          </table:table-cell>
          <table:table-cell office:value-type="float" office:value="1377" table:style-name="ce1">
            <text:p>1377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2" table:style-name="ce1">
            <text:p>2</text:p>
          </table:table-cell>
          <table:table-cell office:value-type="float" office:value="31.31298" table:formula="of:=([.B7]*[.C7]/10^6)*[.E7]*[.F7]" table:style-name="ce1">
            <text:p>31,3129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itenteile Korpus 3</text:p>
          </table:table-cell>
          <table:table-cell office:value-type="float" office:value="742" table:style-name="ce1">
            <text:p>742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2" table:style-name="ce1">
            <text:p>2</text:p>
          </table:table-cell>
          <table:table-cell office:value-type="float" office:value="16.873079999999998" table:formula="of:=([.B8]*[.C8]/10^6)*[.E8]*[.F8]" table:style-name="ce1">
            <text:p>16,8730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ckplatten Korpus 1-3</text:p>
          </table:table-cell>
          <table:table-cell office:value-type="float" office:value="540" table:style-name="ce1">
            <text:p>540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3" table:style-name="ce1">
            <text:p>3</text:p>
          </table:table-cell>
          <table:table-cell office:value-type="float" office:value="18.4194" table:formula="of:=([.B9]*[.C9]/10^6)*[.E9]*[.F9]" table:style-name="ce1">
            <text:p>18,419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undplatten Korpus 1-3</text:p>
          </table:table-cell>
          <table:table-cell office:value-type="float" office:value="540" table:style-name="ce1">
            <text:p>540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3" table:style-name="ce1">
            <text:p>3</text:p>
          </table:table-cell>
          <table:table-cell office:value-type="float" office:value="18.4194" table:formula="of:=([.B10]*[.C10]/10^6)*[.E10]*[.F10]" table:style-name="ce1">
            <text:p>18,419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undplatte Korpus 4</text:p>
          </table:table-cell>
          <table:table-cell office:value-type="float" office:value="520" table:style-name="ce1">
            <text:p>520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5.9123999999999999" table:formula="of:=([.B11]*[.C11]/10^6)*[.E11]*[.F11]" table:style-name="ce1">
            <text:p>5,912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ückplatte Korpus 1</text:p>
          </table:table-cell>
          <table:table-cell office:value-type="float" office:value="2045" table:style-name="ce1">
            <text:p>2045</text:p>
          </table:table-cell>
          <table:table-cell office:value-type="float" office:value="540" table:style-name="ce1">
            <text:p>540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float" office:value="14.908050000000001" table:formula="of:=([.B12]*[.C12]/10^6)*[.E12]*[.F12]" table:style-name="ce1">
            <text:p>14,90805</text:p>
          </table:table-cell>
          <table:table-cell table:style-name="ce1"/>
          <table:table-cell office:value-type="string" table:style-name="ce1">
            <text:p>https://www.hornbach.de/conf1/holzzuschnitt-nach-mass/80000/?articleCode=80000_S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ückplatte Korpus 2</text:p>
          </table:table-cell>
          <table:table-cell office:value-type="float" office:value="1415" table:style-name="ce1">
            <text:p>1415</text:p>
          </table:table-cell>
          <table:table-cell office:value-type="float" office:value="540" table:style-name="ce1">
            <text:p>540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float" office:value="10.31535" table:formula="of:=([.B13]*[.C13]/10^6)*[.E13]*[.F13]" table:style-name="ce1">
            <text:p>10,315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ückplatte Korpus 3</text:p>
          </table:table-cell>
          <table:table-cell office:value-type="float" office:value="780" table:style-name="ce1">
            <text:p>780</text:p>
          </table:table-cell>
          <table:table-cell office:value-type="float" office:value="540" table:style-name="ce1">
            <text:p>540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float" office:value="5.6862000000000004" table:formula="of:=([.B14]*[.C14]/10^6)*[.E14]*[.F14]" table:style-name="ce1">
            <text:p>5,68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chublade Seitenteile</text:p>
          </table:table-cell>
          <table:table-cell office:value-type="float" office:value="512" table:style-name="ce1">
            <text:p>512</text:p>
          </table:table-cell>
          <table:table-cell office:value-type="float" office:value="170" table:style-name="ce1">
            <text:p>17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24" table:style-name="ce1">
            <text:p>24</text:p>
          </table:table-cell>
          <table:table-cell office:value-type="float" office:value="39.585791999999998" table:formula="of:=([.B15]*[.C15]/10^6)*[.E15]*[.F15]" table:style-name="ce1">
            <text:p>39,58579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chublade Fronten</text:p>
          </table:table-cell>
          <table:table-cell office:value-type="float" office:value="477" table:style-name="ce1">
            <text:p>477</text:p>
          </table:table-cell>
          <table:table-cell office:value-type="float" office:value="170" table:style-name="ce1">
            <text:p>17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2" table:style-name="ce1">
            <text:p>12</text:p>
          </table:table-cell>
          <table:table-cell office:value-type="float" office:value="18.439865999999999" table:formula="of:=([.B16]*[.C16]/10^6)*[.E16]*[.F16]" table:style-name="ce1">
            <text:p>18,43986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chublade Rückplatten</text:p>
          </table:table-cell>
          <table:table-cell office:value-type="float" office:value="477" table:style-name="ce1">
            <text:p>477</text:p>
          </table:table-cell>
          <table:table-cell office:value-type="float" office:value="150.5" table:style-name="ce1">
            <text:p>150,5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2" table:style-name="ce1">
            <text:p>12</text:p>
          </table:table-cell>
          <table:table-cell office:value-type="float" office:value="16.3247049" table:formula="of:=([.B17]*[.C17]/10^6)*[.E17]*[.F17]" table:style-name="ce1">
            <text:p>16,32470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chublade Einlegeboden</text:p>
          </table:table-cell>
          <table:table-cell office:value-type="float" office:value="456" table:style-name="ce1">
            <text:p>456</text:p>
          </table:table-cell>
          <table:table-cell office:value-type="float" office:value="539.5" table:style-name="ce1">
            <text:p>539,5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2" table:style-name="ce1">
            <text:p>12</text:p>
          </table:table-cell>
          <table:table-cell office:value-type="float" office:value="39.853943999999998" table:formula="of:=([.B18]*[.C18]/10^6)*[.E18]*[.F18]" table:style-name="ce1">
            <text:p>39,853944</text:p>
          </table:table-cell>
          <table:table-cell table:style-name="ce1"/>
          <table:table-cell office:value-type="string" table:style-name="ce1">
            <text:p>https://www.hornbach.de/conf1/holzzuschnitt-nach-mass/80000/?articleCode=80000_ST</text:p>
          </table:table-cell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Jan van de Locht</meta:initial-creator>
    <dc:creator>Jan van de Locht</dc:creator>
    <meta:creation-date>2025-08-05T12:12:14Z</meta:creation-date>
    <dc:date>2025-08-05T12:44:18Z</dc:date>
    <meta:editing-duration>PT0S</meta:editing-duration>
  </office:meta>
</office:document-meta>
</file>